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language="fr" fo:country="FR" officeooo:rsid="001f15c1" officeooo:paragraph-rsid="001f15c1"/>
    </style:style>
    <style:style style:name="P2" style:family="paragraph" style:parent-style-name="Text_20_body">
      <style:text-properties fo:language="fr" fo:country="FR" officeooo:rsid="001f15c1" officeooo:paragraph-rsid="001f15c1"/>
    </style:style>
    <style:style style:name="P3" style:family="paragraph" style:parent-style-name="Title">
      <style:text-properties fo:language="fr" fo:country="FR"/>
    </style:style>
    <style:style style:name="P4" style:family="paragraph" style:parent-style-name="Text_20_body">
      <style:text-properties fo:language="fr" fo:country="FR" officeooo:rsid="002a8cf2" officeooo:paragraph-rsid="002a8cf2"/>
    </style:style>
    <style:style style:name="P5" style:family="paragraph" style:parent-style-name="Subtitle">
      <style:text-properties officeooo:rsid="00261d61" officeooo:paragraph-rsid="00261d61"/>
    </style:style>
    <style:style style:name="P6" style:family="paragraph" style:parent-style-name="Text_20_body">
      <style:text-properties officeooo:rsid="00261d61" officeooo:paragraph-rsid="00261d61"/>
    </style:style>
    <style:style style:name="P7" style:family="paragraph" style:parent-style-name="Subtitle">
      <style:text-properties fo:font-size="22pt" fo:language="fr" fo:country="FR" officeooo:rsid="001f15c1" officeooo:paragraph-rsid="001f15c1" style:font-size-asian="22pt" style:font-size-complex="22pt"/>
    </style:style>
    <style:style style:name="P8" style:family="paragraph" style:parent-style-name="Text_20_body">
      <style:text-properties officeooo:rsid="0020d5a8" officeooo:paragraph-rsid="0020d5a8"/>
    </style:style>
    <style:style style:name="P9" style:family="paragraph" style:parent-style-name="Text_20_body">
      <style:text-properties officeooo:rsid="00224ba5" officeooo:paragraph-rsid="00224ba5"/>
    </style:style>
    <style:style style:name="P10" style:family="paragraph" style:parent-style-name="Text_20_body">
      <style:text-properties officeooo:rsid="00224ba5" officeooo:paragraph-rsid="00287327"/>
    </style:style>
    <style:style style:name="P11" style:family="paragraph" style:parent-style-name="Text_20_body">
      <style:text-properties fo:font-weight="bold" officeooo:rsid="00224ba5" officeooo:paragraph-rsid="00224ba5" style:font-weight-asian="bold" style:font-weight-complex="bold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text-properties fo:font-weight="bold" officeooo:rsid="00273c47" officeooo:paragraph-rsid="00273c47" style:font-weight-asian="bold" style:font-weight-complex="bold"/>
    </style:style>
    <style:style style:name="P14" style:family="paragraph" style:parent-style-name="Text_20_body">
      <style:text-properties officeooo:rsid="00273c47" officeooo:paragraph-rsid="00273c47"/>
    </style:style>
    <style:style style:name="P15" style:family="paragraph" style:parent-style-name="Text_20_body">
      <style:text-properties officeooo:rsid="002a8cf2" officeooo:paragraph-rsid="002a8cf2"/>
    </style:style>
    <style:style style:name="P16" style:family="paragraph" style:parent-style-name="Text_20_body">
      <style:text-properties officeooo:rsid="002bbe90" officeooo:paragraph-rsid="002bbe90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Heading_20_1">
      <style:paragraph-properties fo:break-before="page"/>
      <style:text-properties fo:language="fr" fo:country="FR" officeooo:rsid="002a8cf2" officeooo:paragraph-rsid="002a8cf2"/>
    </style:style>
    <style:style style:name="P20" style:family="paragraph" style:parent-style-name="Heading_20_1" style:list-style-name="">
      <style:text-properties fo:language="fr" fo:country="FR"/>
    </style:style>
    <style:style style:name="P21" style:family="paragraph" style:parent-style-name="Heading_20_1">
      <style:paragraph-properties fo:break-before="page"/>
      <style:text-properties fo:language="fr" fo:country="FR"/>
    </style:style>
    <style:style style:name="P22" style:family="paragraph" style:parent-style-name="Heading_20_1">
      <style:text-properties officeooo:rsid="002507c6" officeooo:paragraph-rsid="002507c6"/>
    </style:style>
    <style:style style:name="P23" style:family="paragraph" style:parent-style-name="Heading_20_1">
      <style:paragraph-properties fo:break-before="page"/>
      <style:text-properties officeooo:rsid="002cd6b0" officeooo:paragraph-rsid="002cd6b0"/>
    </style:style>
    <style:style style:name="P24" style:family="paragraph" style:parent-style-name="Heading_20_1" style:list-style-name="">
      <style:text-properties officeooo:rsid="0035f092" officeooo:paragraph-rsid="0035f092"/>
    </style:style>
    <style:style style:name="P25" style:family="paragraph" style:parent-style-name="Text_20_body" style:list-style-name="L1">
      <style:text-properties officeooo:rsid="002cd6b0" officeooo:paragraph-rsid="002cd6b0"/>
    </style:style>
    <style:style style:name="P26" style:family="paragraph" style:parent-style-name="Text_20_body" style:list-style-name="L1">
      <style:text-properties officeooo:rsid="0030dbba" officeooo:paragraph-rsid="0030dbba"/>
    </style:style>
    <style:style style:name="P27" style:family="paragraph" style:parent-style-name="Text_20_body" style:list-style-name="L1">
      <style:text-properties officeooo:rsid="00319e10" officeooo:paragraph-rsid="00319e10"/>
    </style:style>
    <style:style style:name="P28" style:family="paragraph" style:parent-style-name="Text_20_body" style:list-style-name="L1">
      <style:text-properties fo:font-style="normal" officeooo:rsid="00319e10" officeooo:paragraph-rsid="00319e10" style:font-style-asian="normal" style:font-style-complex="normal"/>
    </style:style>
    <style:style style:name="P29" style:family="paragraph" style:parent-style-name="Text_20_body" style:list-style-name="L1">
      <style:text-properties fo:font-style="normal" officeooo:rsid="00351bbb" officeooo:paragraph-rsid="00351bbb" style:font-style-asian="normal" style:font-style-complex="normal"/>
    </style:style>
    <style:style style:name="P30" style:family="paragraph" style:parent-style-name="Text_20_body" style:list-style-name="L1">
      <style:text-properties fo:font-style="normal" officeooo:rsid="004047b4" officeooo:paragraph-rsid="004047b4" style:font-style-asian="normal" style:font-style-complex="normal"/>
    </style:style>
    <style:style style:name="P31" style:family="paragraph" style:parent-style-name="Text_20_body" style:list-style-name="L1">
      <style:text-properties fo:font-style="normal" officeooo:rsid="0043f8b3" officeooo:paragraph-rsid="0043f8b3" style:font-style-asian="normal" style:font-style-complex="normal"/>
    </style:style>
    <style:style style:name="P32" style:family="paragraph" style:parent-style-name="Text_20_body" style:list-style-name="L1">
      <style:text-properties fo:font-style="normal" officeooo:rsid="00450897" officeooo:paragraph-rsid="00450897" style:font-style-asian="normal" style:font-style-complex="normal"/>
    </style:style>
    <style:style style:name="P33" style:family="paragraph" style:parent-style-name="Text_20_body" style:list-style-name="L1">
      <style:text-properties officeooo:rsid="00332d4d" officeooo:paragraph-rsid="00332d4d"/>
    </style:style>
    <style:style style:name="P34" style:family="paragraph" style:parent-style-name="Text_20_body">
      <style:text-properties officeooo:rsid="003761f6" officeooo:paragraph-rsid="003761f6"/>
    </style:style>
    <style:style style:name="P35" style:family="paragraph" style:parent-style-name="Text_20_body">
      <style:text-properties officeooo:rsid="00399813" officeooo:paragraph-rsid="00399813"/>
    </style:style>
    <style:style style:name="P36" style:family="paragraph" style:parent-style-name="Text_20_body">
      <style:text-properties officeooo:rsid="003a7aa5" officeooo:paragraph-rsid="003a7aa5"/>
    </style:style>
    <style:style style:name="P37" style:family="paragraph" style:parent-style-name="Text_20_body">
      <style:text-properties fo:font-weight="bold" officeooo:rsid="003761f6" officeooo:paragraph-rsid="003761f6" style:font-weight-asian="bold" style:font-weight-complex="bold"/>
    </style:style>
    <style:style style:name="P38" style:family="paragraph" style:parent-style-name="Text_20_body">
      <style:text-properties officeooo:rsid="004047b4" officeooo:paragraph-rsid="004047b4"/>
    </style:style>
    <style:style style:name="T1" style:family="text">
      <style:text-properties officeooo:rsid="0020d5a8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224ba5"/>
    </style:style>
    <style:style style:name="T4" style:family="text">
      <style:text-properties officeooo:rsid="0022fe96"/>
    </style:style>
    <style:style style:name="T5" style:family="text">
      <style:text-properties officeooo:rsid="00287327"/>
    </style:style>
    <style:style style:name="T6" style:family="text">
      <style:text-properties officeooo:rsid="002cd6b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fb6c7" style:font-style-asian="italic" style:font-style-complex="italic"/>
    </style:style>
    <style:style style:name="T9" style:family="text">
      <style:text-properties fo:font-style="italic" officeooo:rsid="0032a2d9" style:font-style-asian="italic" style:font-style-complex="italic"/>
    </style:style>
    <style:style style:name="T10" style:family="text">
      <style:text-properties fo:font-style="italic" officeooo:rsid="0035bcb2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377a95"/>
    </style:style>
    <style:style style:name="T13" style:family="text">
      <style:text-properties officeooo:rsid="0038045c"/>
    </style:style>
    <style:style style:name="T14" style:family="text">
      <style:text-properties fo:font-weight="normal" officeooo:rsid="003a95e1" style:font-weight-asian="normal" style:font-weight-complex="normal"/>
    </style:style>
    <style:style style:name="T15" style:family="text">
      <style:text-properties fo:font-weight="normal" officeooo:rsid="003e9b23" style:font-weight-asian="normal" style:font-weight-complex="normal"/>
    </style:style>
    <style:style style:name="T16" style:family="text">
      <style:text-properties fo:font-weight="bold" officeooo:rsid="003761f6" style:font-weight-asian="bold" style:font-weight-complex="bold"/>
    </style:style>
    <style:style style:name="T17" style:family="text">
      <style:text-properties officeooo:rsid="003d7c2a"/>
    </style:style>
    <style:style style:name="T18" style:family="text">
      <style:text-properties officeooo:rsid="003e9b23"/>
    </style:style>
    <style:style style:name="T19" style:family="text">
      <style:text-properties officeooo:rsid="00423dbd"/>
    </style:style>
    <style:style style:name="T20" style:family="text">
      <style:text-properties officeooo:rsid="0043f8b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istoire des technologies de l’information</text:p>
      <text:p text:style-name="P7">Notes de cours</text:p>
      <text:p text:style-name="P2"/>
      <text:p text:style-name="P5">Arian Dervishaj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Table des matières</text:p>
          </text:index-title>
          <text:p text:style-name="P17"><text:a xlink:type="simple" xlink:href="#__RefHeading___Toc119_3742632556" text:style-name="Index_20_Link" text:visited-style-name="Index_20_Link">0. Programme de l’année :<text:tab/>3</text:a></text:p>
          <text:p text:style-name="P17"><text:a xlink:type="simple" xlink:href="#__RefHeading___Toc497_1945161844" text:style-name="Index_20_Link" text:visited-style-name="Index_20_Link">1. Culture numérique<text:tab/>4</text:a></text:p>
          <text:p text:style-name="P17"><text:a xlink:type="simple" xlink:href="#__RefHeading___Toc499_1945161844" text:style-name="Index_20_Link" text:visited-style-name="Index_20_Link">2. Atelier méthodologique<text:tab/>4</text:a></text:p>
          <text:p text:style-name="P17"><text:a xlink:type="simple" xlink:href="#__RefHeading___Toc121_3742632556" text:style-name="Index_20_Link" text:visited-style-name="Index_20_Link">X. Recommendation de lecture<text:tab/>4</text:a></text:p>
        </text:index-body>
      </text:table-of-content>
      <text:p text:style-name="P6"/>
      <text:h text:style-name="P19" text:outline-level="1"><text:bookmark-start text:name="__RefHeading___Toc119_3742632556"/><text:span text:style-name="T6">0. </text:span>Programme de l’année :<text:bookmark-end text:name="__RefHeading___Toc119_3742632556"/></text:h>
      <text:p text:style-name="P4">26/09 Thème 1 : QCM</text:p>
      <text:p text:style-name="P15">03/10 Thème 2</text:p>
      <text:p text:style-name="P15">10/10 Thème 3 : QCM</text:p>
      <text:p text:style-name="P15">17/10 Rendez vous personnalisés pour le choix des sujets de nos mini-recherches</text:p>
      <text:p text:style-name="P15">31/10 Méthodes de collecte et de gestion de l’information</text:p>
      <text:p text:style-name="P15">07/11 Thème 4</text:p>
      <text:p text:style-name="P15">14/11 Theme 5 : QCM</text:p>
      <text:p text:style-name="P16">21/11 Thème 6</text:p>
      <text:p text:style-name="P16">28/11 Thème 7 : QCM</text:p>
      <text:p text:style-name="P16">05/12 Thème 8</text:p>
      <text:p text:style-name="P16">12/12 Thème 9 : QCM</text:p>
      <text:p text:style-name="P16">19/12 Thème 10</text:p>
      <text:p text:style-name="P16">09/01 Présentations publiquesdes résultats de nos mini-recherches</text:p>
      <text:p text:style-name="P16">16/01 Présentations publiques des résultats de nos mini-recherches</text:p>
      <text:p text:style-name="P16">23/01 Retours personnalisés sur nos présentations</text:p>
      <text:h text:style-name="P20" text:outline-level="1"/>
      <text:h text:style-name="P21" text:outline-level="1"><text:bookmark-start text:name="__RefHeading___Toc497_1945161844"/>1. Culture <text:span text:style-name="T1">numérique</text:span><text:bookmark-end text:name="__RefHeading___Toc497_1945161844"/></text:h>
      <text:p text:style-name="P12"><text:span text:style-name="T5">Les différents i</text:span>mpact<text:span text:style-name="T5">s du numérique</text:span> sur <text:span text:style-name="T5">la société </text:span>:</text:p>
      <text:p text:style-name="P8"><text:span text:style-name="T2">Santé, Travail </text:span><text:span text:style-name="T3">(automatisation, etc...)</text:span><text:span text:style-name="T2">, Modération, Ouvriers des plateforms, Données personnelles, Sociabilités, Addiction, Environnement, Dépendance.</text:span></text:p>
      <text:p text:style-name="P8"/>
      <text:p text:style-name="P11">Techno-determinisme : </text:p>
      <text:p text:style-name="P9">1. Techno-utopisme : <text:tab/><text:tab/>Tout progrès technique est bon pour la société. Exagère l’impact <text:tab/><text:tab/><text:tab/><text:tab/><text:tab/>positif de la technologie sur la société.</text:p>
      <text:p text:style-name="P9">2. <text:span text:style-name="T4">Techno-pessimisme : <text:tab/>Tout progrès technique est mauvais pour la société. Exagère l’impact <text:tab/><text:tab/><text:tab/><text:tab/>négatif de la technologie sur la société.</text:span></text:p>
      <text:p text:style-name="P10"/>
      <text:h text:style-name="P22" text:outline-level="1"><text:bookmark-start text:name="__RefHeading___Toc499_1945161844"/>2. Atelier méthodologique<text:bookmark-end text:name="__RefHeading___Toc499_1945161844"/></text:h>
      <text:p text:style-name="P13">Compétences sur lesquels on travaille :</text:p>
      <text:p text:style-name="P14">1. Capacité d’analyse</text:p>
      <text:p text:style-name="P14">2. Capacité de synthèse</text:p>
      <text:p text:style-name="P14">3. Capacité de structuration</text:p>
      <text:p text:style-name="P14"/>
      <text:h text:style-name="P24" text:outline-level="1">3. Free software vs Open source</text:h>
      <text:p text:style-name="Text_20_body"><text:span text:style-name="T16">Free software : </text:span><text:span text:style-name="T14">politique, éthique, liberté.</text:span></text:p>
      <text:p text:style-name="P34"><text:tab/>Les 4 droits essentiels : Executer, Copier, Modifier, Redistribuer (gratuitement). Garanti<text:span text:style-name="T13">s</text:span> par <text:tab/>la GPL (Général Public Licen<text:span text:style-name="T12">s</text:span>e).</text:p>
      <text:p text:style-name="P35"><text:tab/>Le code source reste dans le domaine public.</text:p>
      <text:p text:style-name="P36"><text:tab/>Il reste une notion d’auteur.trice.s.</text:p>
      <text:p text:style-name="P36"><text:tab/><text:span text:style-name="T17">Peut se faire de l’argent en vendant du service (support, maintenance, matérielle).</text:span></text:p>
      <text:p text:style-name="P37">Open source : <text:span text:style-name="T15">insiste sur la technique et la communauté (C’est bien pour le buisness).</text:span></text:p>
      <text:p text:style-name="P34"><text:tab/><text:span text:style-name="T18">OSI (opensource initiative) : principal soutient c’est Google et d’autres entreprises.</text:span></text:p>
      <text:p text:style-name="P34"><text:tab/><text:span text:style-name="T18">Peut permettre des pratiques genre surveillances, piloter des drones, applications militaires.</text:span></text:p>
      <text:p text:style-name="P34"/>
      <text:p text:style-name="P38">Copyleft (par opposition a copyright)  pas uniquement sur le logiciel.</text:p>
      <text:p text:style-name="P38">FOSS : suit la méthodologie de la science.</text:p>
      <text:h text:style-name="P23" text:outline-level="1"><text:bookmark-start text:name="__RefHeading___Toc121_3742632556"/>X. Recommendation de lecture<text:bookmark-end text:name="__RefHeading___Toc121_3742632556"/></text:h>
      <text:list xml:id="list2361040092" text:style-name="L1">
        <text:list-item>
          <text:p text:style-name="P25">Cutlure numérique. <text:span text:style-name="T8">Dominique Cardon</text:span></text:p>
        </text:list-item>
        <text:list-item>
          <text:p text:style-name="P25">Sciences, techniques et société. <text:span text:style-name="T7">Christophe Bonneuil, Pierre-Benoit Joly</text:span></text:p>
        </text:list-item>
        <text:list-item>
          <text:p text:style-name="P26"><text:span text:style-name="T11">Aux sources de l’utopie numérique. </text:span><text:span text:style-name="T7">Fred </text:span><text:span text:style-name="T9">T</text:span><text:span text:style-name="T7">urner</text:span></text:p>
        </text:list-item>
        <text:list-item>
          <text:p text:style-name="P28">Whole Earth. </text:p>
        </text:list-item>
        <text:list-item>
          <text:p text:style-name="P27"><text:span text:style-name="T11">Visages de la silicon valley. </text:span><text:span text:style-name="T7">Mary Beth Meehan, Fred Turner</text:span></text:p>
        </text:list-item>
        <text:list-item>
          <text:p text:style-name="P33"><text:span text:style-name="T7">MARKOFF, John, 2006. </text:span><text:a xlink:type="simple" xlink:href="https://www.penguinrandomhouse.com/books/291224/what-the-dormouse-said-by-john-markoff/" office:target-frame-name="_blank" xlink:show="new" text:style-name="Internet_20_link" text:visited-style-name="Visited_20_Internet_20_Link"><text:span text:style-name="Emphasis">What the Dormouse Said. How the Sixties Counterculture the Personal Computer Industry</text:span></text:a></text:p>
        </text:list-item>
        <text:list-item>
          <text:p text:style-name="P29">L’utopie déchue. <text:span text:style-name="T7">Félix Tréguer</text:span></text:p>
        </text:list-item>
        <text:list-item>
          <text:p text:style-name="P30">Richard stallman et la révolution du logiciel libre.</text:p>
        </text:list-item>
        <text:list-item>
          <text:p text:style-name="P30">Richard Stallaman Le logiciel libre et votre liberté. <text:span text:style-name="T19">(youtube)</text:span></text:p>
        </text:list-item>
        <text:list-item>
          <text:p text:style-name="P31">Utopie du logiciel libre, <text:span text:style-name="T7">Sébastien Broca</text:span></text:p>
        </text:list-item>
        <text:list-item>
          <text:p text:style-name="P31">Histoire de la propriété intellectuelle.</text:p>
        </text:list-item>
        <text:list-item>
          <text:p text:style-name="P32">Incorporating the digital commons, <text:span text:style-name="T7">Benjamin J. Birkinbin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fr" fo:country="FR" officeooo:rsid="001f15c1" officeooo:paragraph-rsid="001f15c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rian Dervishaj<text:tab/><text:tab/>19/09/23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2:59:10.302599618</meta:creation-date>
    <meta:generator>LibreOffice/7.3.7.2$Linux_X86_64 LibreOffice_project/30$Build-2</meta:generator>
    <dc:date>2023-10-03T14:46:30.825161134</dc:date>
    <meta:editing-duration>PT1H25M58S</meta:editing-duration>
    <meta:editing-cycles>36</meta:editing-cycles>
    <meta:document-statistic meta:table-count="0" meta:image-count="0" meta:object-count="0" meta:page-count="5" meta:paragraph-count="60" meta:word-count="420" meta:character-count="2796" meta:non-whitespace-character-count="2425"/>
  </office:meta>
</office:document-meta>
</file>